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language="zxx" fo:country="none" officeooo:rsid="0006e7ad" officeooo:paragraph-rsid="0006e7ad" style:language-asian="zxx" style:country-asian="none" style:language-complex="zxx" style:country-complex="none"/>
    </style:style>
    <style:style style:name="P2" style:family="paragraph" style:parent-style-name="Standard">
      <style:text-properties fo:color="#c9211e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3" style:family="paragraph" style:parent-style-name="Standard">
      <style:text-properties fo:color="#c9211e" loext:opacity="100%" fo:language="zxx" fo:country="none" officeooo:rsid="00062c15" officeooo:paragraph-rsid="0006e7ad" style:language-asian="zxx" style:country-asian="none" style:language-complex="zxx" style:country-complex="none"/>
    </style:style>
    <style:style style:name="P4" style:family="paragraph" style:parent-style-name="Standard">
      <style:text-properties fo:color="#00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62c15" officeooo:paragraph-rsid="00062c15" style:language-asian="zxx" style:country-asian="none" style:language-complex="zxx" style:country-complex="none"/>
    </style:style>
    <style:style style:name="P6" style:family="paragraph" style:parent-style-name="Standard">
      <style:text-properties fo:color="#ff0000" loext:opacity="100%" fo:language="zxx" fo:country="none" officeooo:rsid="00062c15" officeooo:paragraph-rsid="00062c15" style:language-asian="zxx" style:country-asian="none" style:language-complex="zxx" style:country-complex="none"/>
    </style:style>
    <style:style style:name="P7" style:family="paragraph" style:parent-style-name="Standard">
      <style:text-properties fo:color="#000000" loext:opacity="100%" fo:language="zxx" fo:country="none" officeooo:rsid="0006e7ad" officeooo:paragraph-rsid="0006e7ad" style:language-asian="zxx" style:country-asian="none" style:language-complex="zxx" style:country-complex="none"/>
    </style:style>
    <style:style style:name="T1" style:family="text">
      <style:text-properties officeooo:rsid="0006e7a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077a0d"/>
    </style:style>
    <style:style style:name="T4" style:family="text">
      <style:text-properties officeooo:rsid="00083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der idesi içindeki terminal normalde solution’ımızı görecek şekilde açılıyor. Önce terminal cd komutu ile solution içerisindeki projemizi görecek şekilde ayarlanmalı. Sonra Linux ortamında sistemin dotnet’i <text:span text:style-name="T1">geçici olarak </text:span>görmesi için</text:p>
      <text:p text:style-name="P5"/>
      <text:p text:style-name="P5">export DOTNET_ROOT=$HOME/.dotnet</text:p>
      <text:p text:style-name="P5"/>
      <text:p text:style-name="P5">export PATH=$PATH:$DOTNET_ROOT:$DOTNET_ROOT/tools</text:p>
      <text:p text:style-name="P5"/>
      <text:p text:style-name="P3">kodları terminade sıra ile çalıştırılmalı. </text:p>
      <text:p text:style-name="P1">Ya da sistemin dotnet'i kalıcı olarak görmesi için kullanıcının <text:s/>yerel ortam değişkenleri dosyası olan .bashrc dosyasına aşağıdaki satır baylinux olan kullanıcı ismini kendi kullanıcı isminizle değiştirmeye dikkat edecek şekilde <text:s/>yapıştırılmalı<text:span text:style-name="T3">dır.</text:span></text:p>
      <text:p text:style-name="P1"/>
      <text:p text:style-name="P7">PATH=$PATH:/home/baylinux/.dotnet:/home/baylinux/.dotnet/tools<text:span text:style-name="T2"/></text:p>
      <text:p text:style-name="P1"/>
      <text:p text:style-name="P3"><text:span text:style-name="T4">E</text:span><text:span text:style-name="T1">ğer .bashrc dosyasına yapıştırdıysanız bilgisayarı yeniden başlatmaya gerek yok. </text:span></text:p>
      <text:p text:style-name="P2"/>
      <text:p text:style-name="P4">dotnet --version</text:p>
      <text:p text:style-name="P2"/>
      <text:p text:style-name="P2">kodu ile sistemin dotnet’i görüp görmediği kontrol edilmeli.</text:p>
      <text:p text:style-name="P2"/>
      <text:p text:style-name="P2">Sonra terminal solution içindeki proje klasörümüzü görecek şekilde açıkken</text:p>
      <text:p text:style-name="P2"/>
      <text:p text:style-name="P4">dotnet ef migrations add myMigration</text:p>
      <text:p text:style-name="P4"/>
      <text:p text:style-name="P6">kodu ile myMigration isimli migration oluşturulabilir. Bu windows visual studioda ortamında package manager console’a yazılan “add-migration myMigration” komutuna karşılık gelmektedir. </text:p>
      <text:p text:style-name="P6"/>
      <text:p text:style-name="P4">dotnet ef database update</text:p>
      <text:p text:style-name="P4"/>
      <text:p text:style-name="P6">kodu ile database güncellenebilir. Bu windows visual studio ortamında package manager console’a yazılan “update-database” komutuna karşılık gelmektedir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9:46.173512565</meta:creation-date>
    <dc:date>2025-07-25T13:24:42.130565678</dc:date>
    <meta:editing-duration>PT33M9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14" meta:word-count="144" meta:character-count="1298" meta:non-whitespace-character-count="1164"/>
  </office:meta>
</office:document-meta>
</file>